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464" officeooo:paragraph-rsid="00007464"/>
    </style:style>
    <style:style style:name="P2" style:family="paragraph" style:parent-style-name="Standard">
      <style:text-properties officeooo:rsid="00007464" officeooo:paragraph-rsid="00007464"/>
    </style:style>
    <style:style style:name="P3" style:family="paragraph" style:parent-style-name="Standard">
      <style:text-properties officeooo:rsid="000199c6" officeooo:paragraph-rsid="000199c6"/>
    </style:style>
    <style:style style:name="T1" style:family="text">
      <style:text-properties officeooo:rsid="000074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SVM :</text:span></text:p>
      <text:p text:style-name="P1"/>
      <text:p text:style-name="P3">Définition SVM : </text:p>
      <text:p text:style-name="P3"><text:a xlink:type="simple" xlink:href="https://datascientest.com/svm" text:style-name="Internet_20_link" text:visited-style-name="Visited_20_Internet_20_Link">https://datascientest.com/svm</text:a> </text:p>
      <text:p text:style-name="P3"/>
      <text:p text:style-name="P1"/>
      <text:p text:style-name="P1">Entrainer un modèle prédictif Linéaire : </text:p>
      <text:p text:style-name="P1"><text:a xlink:type="simple" xlink:href="https://openclassrooms.com/en/courses/4444646-entrainez-un-modele-predictif-lineaire" text:style-name="Internet_20_link" text:visited-style-name="Visited_20_Internet_20_Link">https://openclassrooms.com/en/courses/4444646-entrainez-un-modele-predictif-lineaire</text:a> </text:p>
      <text:p text:style-name="P1"/>
      <text:p text:style-name="P1">- Utilisez des modèles supervisés non linéaires :</text:p>
      <text:p text:style-name="P1"><text:a xlink:type="simple" xlink:href="https://openclassrooms.com/en/courses/4470406-utilisez-des-modeles-supervises-non-lineaires/4470413-transformez-un-probleme-non-lineaire-en-un-probleme-lineaire" text:style-name="Internet_20_link" text:visited-style-name="Visited_20_Internet_20_Link">https://openclassrooms.com/en/courses/4470406-utilisez-des-modeles-supervises-non-lineaires/4470413-transformez-un-probleme-non-lineaire-en-un-probleme-lineaire</text:a>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09:16:44.863067178</meta:creation-date>
    <dc:date>2022-02-22T09:18:34.336874390</dc:date>
    <meta:editing-duration>PT1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23" meta:character-count="390" meta:non-whitespace-character-count="369"/>
  </office:meta>
</office:document-meta>
</file>